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2.529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797cm"/>
    </style:style>
    <style:style style:name="co7" style:family="table-column">
      <style:table-column-properties fo:break-before="auto" style:column-width="10.246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0.917cm"/>
    </style:style>
    <style:style style:name="co10" style:family="table-column">
      <style:table-column-properties fo:break-before="auto" style:column-width="20.283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1.75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0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1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2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3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4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5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6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47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5" style:family="table-cell" style:parent-style-name="Default" style:data-style-name="N37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9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3" style:family="table-cell" style:parent-style-name="Default" style:data-style-name="N3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4" style:family="table-cell" style:parent-style-name="Default" style:data-style-name="N37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6" table:default-cell-style-name="ce39"/>
        <table:table-column table:style-name="co5" table:number-columns-repeated="16378" table:default-cell-style-name="ce39"/>
        <table:table-row table:style-name="ro1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number-columns-repeated="16377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10-24" calcext:value-type="date">
            <text:p>24/10/24</text:p>
          </table:table-cell>
          <table:table-cell table:style-name="ce38" office:value-type="string" calcext:value-type="string">
            <text:p><text:a xlink:href="https://dl-acm-org.ez49.periodicos.capes.gov.br/doi/10.1145/3700791" xlink:type="simple">https://dl-acm-org.ez49.periodicos.capes.gov.br/doi/10.1145/3700791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Violentometer: measuring violence on the Web in real tim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23" calcext:value-type="date">
            <text:p>23/10/24</text:p>
          </table:table-cell>
          <table:table-cell table:style-name="ce38" office:value-type="string" calcext:value-type="string">
            <text:p>Scribd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ata Augmentation for improving Hate Speech Detection on Social Network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date" office:date-value="2020-11-30" calcext:value-type="date">
            <text:p>30/11/20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rofane Words on Twitter: an analysis of the use of swear words in different countrie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22-05-23" calcext:value-type="date">
            <text:p>23/05/22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Should We Translate? Evaluating Toxicity in Online Comments when Translating from Portuguese to English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22-11-07" calcext:value-type="date">
            <text:p>07/11/22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On the Globalization of the QAnon Conspiracy Theory Through Telegram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5-30" calcext:value-type="date">
            <text:p>30/05/23</text:p>
          </table:table-cell>
          <table:table-cell table:style-name="ce38" office:value-type="string" calcext:value-type="string">
            <text:p><text:a xlink:href="https://dl.acm.org/doi/10.1145/3578503.3583603" xlink:type="simple">https://dl.acm.org/doi/10.1145/3578503.3583603</text:a></text:p>
          </table:table-cell>
          <table:table-cell table:style-name="ce41"/>
          <table:table-cell table:number-columns-repeated="16377"/>
        </table:table-row>
        <table:table-row table:style-name="ro4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modal Hate Speech Detection via Cross-Domain Knowledge Transfer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6" calcext:value-type="float">
            <text:p>16</text:p>
          </table:table-cell>
          <table:table-cell table:style-name="ce47" office:value-type="date" office:date-value="2022-10-10" calcext:value-type="date">
            <text:p>10/10/22</text:p>
          </table:table-cell>
          <table:table-cell table:style-name="ce38" office:value-type="string" calcext:value-type="string">
            <text:p><text:a xlink:href="https://dl.acm.org/doi/10.1145/3503161.3548255" xlink:type="simple">https://dl.acm.org/doi/10.1145/3503161.3548255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10" calcext:value-type="float">
            <text:p>10</text:p>
          </table:table-cell>
          <table:table-cell table:style-name="ce47" office:value-type="date" office:date-value="2021-10-25" calcext:value-type="date">
            <text:p>25/10/21</text:p>
          </table:table-cell>
          <table:table-cell table:style-name="ce38" office:value-type="string" calcext:value-type="string">
            <text:p><text:a xlink:href="https://dl.acm.org/doi/10.1145/3479158" xlink:type="simple">https://dl.acm.org/doi/10.1145/3479158</text:a></text:p>
          </table:table-cell>
          <table:table-cell table:style-name="ce41"/>
          <table:table-cell table:number-columns-repeated="1637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24-01-15" calcext:value-type="date">
            <text:p>15/01/24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23" calcext:value-type="date">
            <text:p>23/05/24</text:p>
          </table:table-cell>
          <table:table-cell table:style-name="ce38" office:value-type="string" calcext:value-type="string">
            <text:p><text:a xlink:href="https://www.researchgate.net/publication/380534391_The_Role_of_News_Source_Certification_in_Shaping_Tweet_Content_Textual_and_Dissemination_Patterns_in_Brazil%27s_2022_Elections" xlink:type="simple">https://www.researchgate.net/publication/380534391_The_Role_of_News_Source_Certification_in_Shaping_Tweet_Content_Textual_and_Dissemination_Patterns_in_Brazil%27s_2022_Elections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Cyber-aggression, Cyberbullying, and Cyber-grooming: A Survey and Research Challenge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44" calcext:value-type="float">
            <text:p>44</text:p>
          </table:table-cell>
          <table:table-cell table:style-name="ce15" office:value-type="date" office:date-value="2021-01-02" calcext:value-type="date">
            <text:p>02/01/21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Analyzing Polarization And Toxicity On Political Debate In Brazilian TikTok Videos Transcriptions</text:p>
          </table:table-cell>
          <table:table-cell table:style-name="ce7" office:value-type="string" calcext:value-type="string">
            <text:p>ACM Digital Library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date" office:date-value="2023-04-30" calcext:value-type="date">
            <text:p>30/04/23</text:p>
          </table:table-cell>
          <table:table-cell table:style-name="ce3" office:value-type="string" calcext:value-type="string">
            <text:p>Pendente (ResearchGate)</text:p>
          </table:table-cell>
          <table:table-cell table:style-name="ce7"/>
          <table:table-cell table:number-columns-repeated="16377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7" calcext:value-type="date">
            <text:p>07/09/23</text:p>
          </table:table-cell>
          <table:table-cell table:style-name="ce38" office:value-type="string" calcext:value-type="string">
            <text:p><text:a xlink:href="https://gsileno.net/articles/ICAIL2023b.pdf" xlink:type="simple">https://gsileno.net/articles/ICAIL2023b.pdf</text:a></text:p>
          </table:table-cell>
          <table:table-cell table:style-name="ce41"/>
          <table:table-cell table:number-columns-repeated="16377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A New Generation of Perspective API: Efficient Multilingual Character-level Transformers</text:p>
          </table:table-cell>
          <table:table-cell table:style-name="ce41" office:value-type="string" calcext:value-type="string">
            <text:p>ACM Digital Library</text:p>
          </table:table-cell>
          <table:table-cell table:style-name="ce43" office:value-type="float" office:value="41" calcext:value-type="float">
            <text:p>41</text:p>
          </table:table-cell>
          <table:table-cell table:style-name="ce47" office:value-type="date" office:date-value="2022-08-14" calcext:value-type="date">
            <text:p>14/08/22</text:p>
          </table:table-cell>
          <table:table-cell table:style-name="ce38" office:value-type="string" calcext:value-type="string">
            <text:p><text:a xlink:href="https://dl.acm.org/doi/10.1145/3534678.3539147" xlink:type="simple">https://dl.acm.org/doi/10.1145/3534678.3539147</text:a></text:p>
          </table:table-cell>
          <table:table-cell table:style-name="ce41"/>
          <table:table-cell table:number-columns-repeated="16377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44"/>
        <table:table-column table:style-name="co5" table:default-cell-style-name="ce48"/>
        <table:table-column table:style-name="co7" table:default-cell-style-name="ce39"/>
        <table:table-column table:style-name="co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Leveraging Transfer Learning for Hate Speech Detection in Portuguese Social Media Pos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6" office:value-type="date" office:date-value="2024-07-30" calcext:value-type="date">
            <text:p>30/07/24</text:p>
          </table:table-cell>
          <table:table-cell table:style-name="ce38" office:value-type="string" calcext:value-type="string">
            <text:p><text:a xlink:href="https://ieeexplore.ieee.org/document/10602515" xlink:type="simple">https://ieeexplore.ieee.org/document/10602515</text:a></text:p>
          </table:table-cell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MLHS-CGCapNet: A Lightweight Model for Multilingual Hate Speech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4-08-12" calcext:value-type="date">
            <text:p>12/08/24</text:p>
          </table:table-cell>
          <table:table-cell table:style-name="ce38" office:value-type="string" calcext:value-type="string">
            <text:p><text:a xlink:href="https://ieeexplore.ieee.org/document/10613616" xlink:type="simple">https://ieeexplore.ieee.org/document/10613616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Cross-Lingual Few-Shot Hate Speech and Offensive Language Detection Using Meta Learning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5" calcext:value-type="float">
            <text:p>25</text:p>
          </table:table-cell>
          <table:table-cell table:style-name="ce47" office:value-type="date" office:date-value="2022-02-10" calcext:value-type="date">
            <text:p>10/02/22</text:p>
          </table:table-cell>
          <table:table-cell table:style-name="ce38" office:value-type="string" calcext:value-type="string">
            <text:p><text:a xlink:href="https://ieeexplore.ieee.org/document/9696324" xlink:type="simple">https://ieeexplore.ieee.org/document/9696324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Enhancing Multilingual Hate Speech Detection: From Language-Specific Insights to Cross-Linguistic Integra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9-10" calcext:value-type="date">
            <text:p>10/09/24</text:p>
          </table:table-cell>
          <table:table-cell table:style-name="ce38" office:value-type="string" calcext:value-type="string">
            <text:p><text:a xlink:href="https://ieeexplore.ieee.org/document/10662891" xlink:type="simple">https://ieeexplore.ieee.org/document/10662891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Hate Speech and Abusive Laungage Detection In Twitter and Challenges: Review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8-11" calcext:value-type="date">
            <text:p>11/08/22</text:p>
          </table:table-cell>
          <table:table-cell table:style-name="ce38" office:value-type="string" calcext:value-type="string">
            <text:p><text:a xlink:href="https://ieeexplore.ieee.org/document/9844317" xlink:type="simple">https://ieeexplore.ieee.org/document/9844317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Framework to Create Sentiment Lexicons For Extremism Detection in Text Documen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10-02" calcext:value-type="date">
            <text:p>02/10/23</text:p>
          </table:table-cell>
          <table:table-cell table:style-name="ce38" office:value-type="string" calcext:value-type="string">
            <text:p><text:a xlink:href="https://ieeexplore.ieee.org/document/10263761" xlink:type="simple">https://ieeexplore.ieee.org/document/10263761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Multilingual Obnoxious Message Classification using Bidirectional Encoder Representation from Transformers (BERT)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3-09-29" calcext:value-type="date">
            <text:p>29/09/23</text:p>
          </table:table-cell>
          <table:table-cell table:style-name="ce38" office:value-type="string" calcext:value-type="string">
            <text:p><text:a xlink:href="https://ieeexplore.ieee.org/document/10262469" xlink:type="simple">https://ieeexplore.ieee.org/document/10262469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When the Timeline Meets the Pipeline: A Survey on Automated Cyberbullying Detection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33" calcext:value-type="float">
            <text:p>33</text:p>
          </table:table-cell>
          <table:table-cell table:style-name="ce47" office:value-type="date" office:date-value="2021-07-28" calcext:value-type="date">
            <text:p>28/07/21</text:p>
          </table:table-cell>
          <table:table-cell table:style-name="ce38" office:value-type="string" calcext:value-type="string">
            <text:p><text:a xlink:href="https://ieeexplore.ieee.org/document/9492047" xlink:type="simple">https://ieeexplore.ieee.org/document/9492047</text:a></text:p>
          </table:table-cell>
          <table:table-cell table:style-name="ce4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Investigating Deep Learning Approaches for Hate Speech Detection in Social Media : Portuguese-BR tweets</text:p>
          </table:table-cell>
          <table:table-cell table:style-name="ce41" office:value-type="string" calcext:value-type="string">
            <text:p>IEEE Digital Library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8-15" calcext:value-type="date">
            <text:p>15/08/23</text:p>
          </table:table-cell>
          <table:table-cell table:style-name="ce38" office:value-type="string" calcext:value-type="string">
            <text:p><text:a xlink:href="https://ieeexplore.ieee.org/document/10211751" xlink:type="simple">https://ieeexplore.ieee.org/document/10211751</text:a></text:p>
          </table:table-cell>
          <table:table-cell table:style-name="ce41"/>
        </table:table-row>
        <table:table-row table:style-name="ro5" table:number-rows-repeated="5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 table:number-rows-repeated="9">
          <table:table-cell table:number-columns-repeated="5"/>
          <table:table-cell table:style-name="Default"/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copus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0" table:default-cell-style-name="ce50"/>
        <table:table-column table:style-name="co11" table:default-cell-style-name="ce50"/>
        <table:table-column table:style-name="co5" table:number-columns-repeated="16377" table:default-cell-style-name="ce50"/>
        <table:table-row table:style-name="ro3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Long short-term memory model for classification of english-{PtBR} cross-lingual hate speech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19-11-01" calcext:value-type="date">
            <text:p>01/11/19</text:p>
          </table:table-cell>
          <table:table-cell table:style-name="ce38" office:value-type="string" calcext:value-type="string">
            <text:p><text:a xlink:href="https://thescipub.com/pdf/jcssp.2019.1546.1571.pdf" xlink:type="simple">https://thescipub.com/pdf/jcssp.2019.1546.157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{BERTimbau} in {Action}: {An} {Investigation} of its {Abilities} in {Sentiment} {Analysis}, {Aspect} {Extraction}, {Hate} {Speech} {Detection}, and {Irony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3-05-08" calcext:value-type="date">
            <text:p>08/05/23</text:p>
          </table:table-cell>
          <table:table-cell table:style-name="ce38" office:value-type="string" calcext:value-type="string">
            <text:p><text:a xlink:href="https://journals.flvc.org/FLAIRS/article/view/133186/137944" xlink:type="simple">https://journals.flvc.org/FLAIRS/article/view/133186/13794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Semi-{Supervised} {Annotation} of {Portuguese} {Hate} {Speech} {Across} {Social} {Media} {Domain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storage/01oasics/oasics-vol104-slate2022/OASIcs.SLATE.2022.11/OASIcs.SLATE.2022.11.pdf" xlink:type="simple">https://drops.dagstuhl.de/storage/01oasics/oasics-vol104-slate2022/OASIcs.SLATE.2022.11/OASIcs.SLATE.2022.1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“{Thou} {Shalt} {Not} {Take} the {Lord}’s {Name} in {Vain}”: {A} {Methodological} {Proposal} to {Identify} {Religious} {Hate} {Content} on {Digital} {Social} {Network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1-04-09" calcext:value-type="date">
            <text:p>09/04/21</text:p>
          </table:table-cell>
          <table:table-cell table:style-name="ce38" office:value-type="string" calcext:value-type="string">
            <text:p><text:a xlink:href="https://ijoc.org/index.php/ijoc/article/view/17726/3757" xlink:type="simple">https://ijoc.org/index.php/ijoc/article/view/17726/3757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Comparative {Analysis} of {Hate} {Speech} {Detection} {Models} on {Brazilian} {Portuguese} {Data}: {Modified} {BERT} vs. {BERT} vs. {Standard} {Machine} {Learning} {Algorithm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7-11" calcext:value-type="date">
            <text:p>11/07/24</text:p>
          </table:table-cell>
          <table:table-cell table:style-name="ce38" office:value-type="string" calcext:value-type="string">
            <text:p><text:a xlink:href="https://www.scitepress.org/Papers/2024/127706/127706.pdf" xlink:type="simple">https://www.scitepress.org/Papers/2024/127706/127706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Sabiá in {Action}: {An} {Investigation} of its {Abilities} in {Aspect}-{Based} {Sentiment} {Analysis}, {Hate} {Speech} {Detection}, {Irony} {Detection}, and {Question}-{Answer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09" calcext:value-type="date">
            <text:p>09/09/24</text:p>
          </table:table-cell>
          <table:table-cell table:style-name="ce38" office:value-type="string" calcext:value-type="string">
            <text:p><text:a xlink:href="https://ieeexplore.ieee.org/document/10650878" xlink:type="simple">https://ieeexplore.ieee.org/document/1065087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Improving hate speech detection using {Cross}-{Lingual} {Learning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4" calcext:value-type="float">
            <text:p>14</text:p>
          </table:table-cell>
          <table:table-cell table:style-name="ce47" office:value-type="date" office:date-value="2023-08-10" calcext:value-type="date">
            <text:p>10/08/23</text:p>
          </table:table-cell>
          <table:table-cell table:style-name="ce38" office:value-type="string" calcext:value-type="string">
            <text:p><text:a xlink:href="https://www.sciencedirect.com/science/article/pii/S0957417423016172?casa_token=afRz_9krLCEAAAAA:KdI8G2xLORKBMcneNf_A6SK9YjT85iciFqNDYRBdV8gP85VnK6VH6e6Rj7-9hMEZZ3i-_MXGDUxq" xlink:type="simple">https://www.sciencedirect.com/science/article/pii/S0957417423016172?casa_token=afRz_9krLCEAAAAA:KdI8G2xLORKBMcneNf_A6SK9YjT85iciFqNDYRBdV8gP85VnK6VH6e6Rj7-9hMEZZ3i-_MXGDUxq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Brazilian {Portuguese} {Hate} {Speech} {Classification} using {BERTimbau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6" calcext:value-type="float">
            <text:p>6</text:p>
          </table:table-cell>
          <table:table-cell table:style-name="ce47" office:value-type="date" office:date-value="2022-05-04" calcext:value-type="date">
            <text:p>04/05/22</text:p>
          </table:table-cell>
          <table:table-cell table:style-name="ce38" office:value-type="string" calcext:value-type="string">
            <text:p><text:a xlink:href="https://journals.flvc.org/FLAIRS/article/view/130594/133838" xlink:type="simple">https://journals.flvc.org/FLAIRS/article/view/130594/133838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{HateBR}: {A} {Large} {Expert} {Annotated} {Corpus} of {Brazilian} {Instagram} {Comments} for {Offensive} {Language} and {Hate} {Speech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1" calcext:value-type="float">
            <text:p>11</text:p>
          </table:table-cell>
          <table:table-cell table:style-name="ce47" office:value-type="date" office:date-value="2022-06-25" calcext:value-type="date">
            <text:p>25/06/22</text:p>
          </table:table-cell>
          <table:table-cell table:style-name="ce38" office:value-type="string" calcext:value-type="string">
            <text:p><text:a xlink:href="https://aclanthology.org/2022.lrec-1.777/" xlink:type="simple">https://aclanthology.org/2022.lrec-1.777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{OLID}-{BR}: offensive language identification dataset for {Brazilian} {Portuguese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3-05-03" calcext:value-type="date">
            <text:p>03/05/23</text:p>
          </table:table-cell>
          <table:table-cell table:style-name="ce38" office:value-type="string" calcext:value-type="string">
            <text:p><text:a xlink:href="https://link.springer.com/article/10.1007/s10579-023-09657-0" xlink:type="simple">https://link.springer.com/article/10.1007/s10579-023-09657-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Contextual-{Lexicon} {Approach} for {Abusive} {Language} {Detection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13" calcext:value-type="float">
            <text:p>13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acl-bg.org/proceedings/2021/RANLP%202021/pdf/2021.ranlp-1.161.pdf" xlink:type="simple">https://acl-bg.org/proceedings/2021/RANLP%202021/pdf/2021.ranlp-1.161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2" calcext:value-type="float">
            <text:p>12</text:p>
          </table:table-cell>
          <table:table-cell table:style-name="ce41" office:value-type="string" calcext:value-type="string">
            <text:p>The {Impact} of {Data} {Augmentation} on the {Hate} {Speech} {Detection} in {Portuguese} {Language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5-13" calcext:value-type="date">
            <text:p>13/05/24</text:p>
          </table:table-cell>
          <table:table-cell table:style-name="ce38" office:value-type="string" calcext:value-type="string">
            <text:p><text:a xlink:href="https://journals.flvc.org/FLAIRS/article/view/135307/139554" xlink:type="simple">https://journals.flvc.org/FLAIRS/article/view/135307/139554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Comparing {Different} {Approaches} for {Detecting} {Hate} {Speech} in {Online} {Portuguese} {Comments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2-07-27" calcext:value-type="date">
            <text:p>27/07/22</text:p>
          </table:table-cell>
          <table:table-cell table:style-name="ce38" office:value-type="string" calcext:value-type="string">
            <text:p><text:a xlink:href="https://drops.dagstuhl.de/entities/document/10.4230/OASIcs.SLATE.2022.10" xlink:type="simple">https://drops.dagstuhl.de/entities/document/10.4230/OASIcs.SLATE.2022.10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4" calcext:value-type="float">
            <text:p>14</text:p>
          </table:table-cell>
          <table:table-cell table:style-name="ce41" office:value-type="string" calcext:value-type="string">
            <text:p>{NoHateBrazil}: {A} {Brazilian} {Portuguese} {Text} {Offensiveness} {Analysis} {System}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9-06" calcext:value-type="date">
            <text:p>06/09/23</text:p>
          </table:table-cell>
          <table:table-cell table:style-name="ce38" office:value-type="string" calcext:value-type="string">
            <text:p><text:a xlink:href="https://acl-bg.org/proceedings/2023/RANLP%202023/pdf/2023.ranlp-1.125.pdf" xlink:type="simple">https://acl-bg.org/proceedings/2023/RANLP%202023/pdf/2023.ranlp-1.125.pdf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twitter corpus and baselines for evaluating demographic bias in hate speech recognition</text:p>
          </table:table-cell>
          <table:table-cell table:style-name="ce41" office:value-type="string" calcext:value-type="string">
            <text:p>Scopus</text:p>
          </table:table-cell>
          <table:table-cell table:style-name="ce43" office:value-type="float" office:value="57" calcext:value-type="float">
            <text:p>57</text:p>
          </table:table-cell>
          <table:table-cell table:style-name="ce47" office:value-type="date" office:date-value="2020-05-16" calcext:value-type="date">
            <text:p>16/05/20</text:p>
          </table:table-cell>
          <table:table-cell table:style-name="ce38" office:value-type="string" calcext:value-type="string">
            <text:p><text:a xlink:href="https://aclanthology.org/2020.lrec-1.180/" xlink:type="simple">https://aclanthology.org/2020.lrec-1.180/</text:a></text:p>
          </table:table-cell>
          <table:table-cell table:style-name="ce41"/>
          <table:table-cell table:style-name="Default"/>
          <table:table-cell table:number-columns-repeated="16376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ringer Link" table:style-name="ta1">
        <table:table-column table:style-name="co8" table:default-cell-style-name="ce39"/>
        <table:table-column table:style-name="co9" table:default-cell-style-name="ce39"/>
        <table:table-column table:style-name="co4" table:default-cell-style-name="ce44"/>
        <table:table-column table:style-name="co5" table:default-cell-style-name="ce48"/>
        <table:table-column table:style-name="co5" table:default-cell-style-name="ce39"/>
        <table:table-column table:style-name="co12" table:default-cell-style-name="ce50"/>
        <table:table-column table:style-name="co5" table:default-cell-style-name="ce50"/>
        <table:table-row table:style-name="ro3">
          <table:table-cell table:style-name="ce1" office:value-type="string" calcext:value-type="string">
            <text:p>#</text:p>
          </table:table-cell>
          <table:table-cell table:style-name="ce40" office:value-type="string" calcext:value-type="string">
            <text:p>Article name</text:p>
          </table:table-cell>
          <table:table-cell table:style-name="ce40" office:value-type="string" calcext:value-type="string">
            <text:p>Source</text:p>
          </table:table-cell>
          <table:table-cell table:style-name="ce42" office:value-type="string" calcext:value-type="string">
            <text:p>Number of citations</text:p>
          </table:table-cell>
          <table:table-cell table:style-name="ce45" office:value-type="string" calcext:value-type="string">
            <text:p>Date</text:p>
          </table:table-cell>
          <table:table-cell table:style-name="ce49" office:value-type="string" calcext:value-type="string">
            <text:p>Link</text:p>
          </table:table-cell>
          <table:table-cell table:style-name="ce40" office:value-type="string" calcext:value-type="string">
            <text:p>Qualis</text:p>
          </table:table-cell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41" office:value-type="string" calcext:value-type="string">
            <text:p>A literature survey on multimodal and multilingual automatic hate speech identifica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1-20" calcext:value-type="date">
            <text:p>20/01/23</text:p>
          </table:table-cell>
          <table:table-cell table:style-name="ce38" office:value-type="string" calcext:value-type="string">
            <text:p><text:a xlink:href="https://link.springer.com/article/10.1007/s00530-023-01051-8" xlink:type="simple">https://link.springer.com/article/10.1007/s00530-023-01051-8</text:a></text:p>
          </table:table-cell>
          <table:table-cell table:style-name="ce41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41" office:value-type="string" calcext:value-type="string">
            <text:p>A comprehensive review on automatic hate speech detection in the age of the transformer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0-09" calcext:value-type="date">
            <text:p>09/10/24</text:p>
          </table:table-cell>
          <table:table-cell table:style-name="ce38" office:value-type="string" calcext:value-type="string">
            <text:p><text:a xlink:href="https://link.springer.com/article/10.1007/s13278-024-01361-3" xlink:type="simple">https://link.springer.com/article/10.1007/s13278-024-01361-3</text:a></text:p>
          </table:table-cell>
          <table:table-cell table:style-name="ce41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41" office:value-type="string" calcext:value-type="string">
            <text:p>Application-specific word embeddings for hate and offensive language detection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2-01-25" calcext:value-type="date">
            <text:p>25/01/22</text:p>
          </table:table-cell>
          <table:table-cell table:style-name="ce38" office:value-type="string" calcext:value-type="string">
            <text:p><text:a xlink:href="https://link.springer.com/10.1007/s11042-021-11880-2" xlink:type="simple">https://link.springer.com/10.1007/s11042-021-11880-2</text:a></text:p>
          </table:table-cell>
          <table:table-cell table:style-name="ce41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41" office:value-type="string" calcext:value-type="string">
            <text:p>A survey and comparative study on negative sentiment analysis in social media data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3" calcext:value-type="float">
            <text:p>3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article/10.1007/s11042-024-18452-0" xlink:type="simple">https://link.springer.com/article/10.1007/s11042-024-18452-0</text:a></text:p>
          </table:table-cell>
          <table:table-cell table:style-name="ce41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41" office:value-type="string" calcext:value-type="string">
            <text:p>An online and highly-scalable streaming platform for filtering trolls with transfer learning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4-29" calcext:value-type="date">
            <text:p>29/04/23</text:p>
          </table:table-cell>
          <table:table-cell table:style-name="ce38" office:value-type="string" calcext:value-type="string">
            <text:p><text:a xlink:href="https://link.springer.com/article/10.1007/s11227-023-05312-1" xlink:type="simple">https://link.springer.com/article/10.1007/s11227-023-05312-1</text:a></text:p>
          </table:table-cell>
          <table:table-cell table:style-name="ce4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41" office:value-type="string" calcext:value-type="string">
            <text:p>Cyberbullying detection on social multimedia using soft computing techniques: a meta-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6" calcext:value-type="float">
            <text:p>56</text:p>
          </table:table-cell>
          <table:table-cell table:style-name="ce47" office:value-type="date" office:date-value="2019-01-23" calcext:value-type="date">
            <text:p>23/01/19</text:p>
          </table:table-cell>
          <table:table-cell table:style-name="ce38" office:value-type="string" calcext:value-type="string">
            <text:p><text:a xlink:href="https://link.springer.com/article/10.1007/s11042-019-7234-z" xlink:type="simple">https://link.springer.com/article/10.1007/s11042-019-7234-z</text:a></text:p>
          </table:table-cell>
          <table:table-cell table:style-name="ce4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41" office:value-type="string" calcext:value-type="string">
            <text:p>A survey of extremism online content analysis and prediction techniques in twitter based on sentiment analysis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4" calcext:value-type="float">
            <text:p>4</text:p>
          </table:table-cell>
          <table:table-cell table:style-name="ce47" office:value-type="date" office:date-value="2022-05-18" calcext:value-type="date">
            <text:p>18/05/22</text:p>
          </table:table-cell>
          <table:table-cell table:style-name="ce38" office:value-type="string" calcext:value-type="string">
            <text:p><text:a xlink:href="https://link.springer.com/10.1057/s41284-022-00335-4" xlink:type="simple">https://link.springer.com/10.1057/s41284-022-00335-4</text:a></text:p>
          </table:table-cell>
          <table:table-cell table:style-name="ce4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41" office:value-type="string" calcext:value-type="string">
            <text:p>Using {Cross} {Lingual} {Learning} for {Detecting} {Hate} {Speech} in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1" calcext:value-type="date">
            <text:p>01/09/21</text:p>
          </table:table-cell>
          <table:table-cell table:style-name="ce38" office:value-type="string" calcext:value-type="string">
            <text:p><text:a xlink:href="https://link.springer.com/10.1007/978-3-030-86475-0_17" xlink:type="simple">https://link.springer.com/10.1007/978-3-030-86475-0_17</text:a></text:p>
          </table:table-cell>
          <table:table-cell table:style-name="ce41"/>
        </table:table-row>
        <table:table-row table:style-name="ro3">
          <table:table-cell table:style-name="ce38" office:value-type="float" office:value="9" calcext:value-type="float">
            <text:p>9</text:p>
          </table:table-cell>
          <table:table-cell table:style-name="ce41" office:value-type="string" calcext:value-type="string">
            <text:p>Natural {Language} {Processing} {Techniques} for {Hate} {Speech} {Evaluation} for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9" calcext:value-type="date">
            <text:p>29/06/23</text:p>
          </table:table-cell>
          <table:table-cell table:style-name="ce38" office:value-type="string" calcext:value-type="string">
            <text:p><text:a xlink:href="https://link.springer.com/chapter/10.1007/978-3-031-37114-1_8" xlink:type="simple">https://link.springer.com/chapter/10.1007/978-3-031-37114-1_8</text:a></text:p>
          </table:table-cell>
          <table:table-cell table:style-name="ce41"/>
        </table:table-row>
        <table:table-row table:style-name="ro3">
          <table:table-cell table:style-name="ce38" office:value-type="float" office:value="10" calcext:value-type="float">
            <text:p>10</text:p>
          </table:table-cell>
          <table:table-cell table:style-name="ce41" office:value-type="string" calcext:value-type="string">
            <text:p>A {Deep} {Dive} into {Multilingual} {Hate} {Speech} {Classifica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8" calcext:value-type="float">
            <text:p>8</text:p>
          </table:table-cell>
          <table:table-cell table:style-name="ce47" office:value-type="date" office:date-value="2021-02-25" calcext:value-type="date">
            <text:p>25/02/21</text:p>
          </table:table-cell>
          <table:table-cell table:style-name="ce38" office:value-type="string" calcext:value-type="string">
            <text:p><text:a xlink:href="https://link.springer.com/chapter/10.1007/978-3-030-67670-4_26" xlink:type="simple">https://link.springer.com/chapter/10.1007/978-3-030-67670-4_26</text:a></text:p>
          </table:table-cell>
          <table:table-cell table:style-name="ce41"/>
        </table:table-row>
        <table:table-row table:style-name="ro3">
          <table:table-cell table:style-name="ce38" office:value-type="float" office:value="11" calcext:value-type="float">
            <text:p>11</text:p>
          </table:table-cell>
          <table:table-cell table:style-name="ce41" office:value-type="string" calcext:value-type="string">
            <text:p>Sexist {Hate} {Speech}: {Identifying} {Potential} {Online} {Verbal} {Violence} {Instanc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2-03-16" calcext:value-type="date">
            <text:p>16/03/22</text:p>
          </table:table-cell>
          <table:table-cell table:style-name="ce38" office:value-type="string" calcext:value-type="string">
            <text:p><text:a xlink:href="https://link.springer.com/chapter/10.1007/978-3-030-98305-5_17" xlink:type="simple">https://link.springer.com/chapter/10.1007/978-3-030-98305-5_17</text:a></text:p>
          </table:table-cell>
          <table:table-cell table:style-name="ce41"/>
        </table:table-row>
        <table:table-row table:style-name="ro3">
          <table:table-cell table:style-name="ce51" office:value-type="float" office:value="12" calcext:value-type="float">
            <text:p>12</text:p>
          </table:table-cell>
          <table:table-cell table:style-name="ce52" office:value-type="string" calcext:value-type="string">
            <text:p>Building and {Analysing} an {Online} {Hate} {Speech} {Corpus}: {The} {NETLANG} {Experience} and {Beyond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span text:style-name="T1"><text:a xlink:href="https://link.springer.com/chapter/10.1007/978-3-031-38248-2_1" xlink:type="simple">https://link.springer.com/chapter/10.1007/978-3-031-38248-2_1</text:a></text:span></text:p>
          </table:table-cell>
          <table:table-cell table:style-name="ce52"/>
        </table:table-row>
        <table:table-row table:style-name="ro3">
          <table:table-cell table:style-name="ce38" office:value-type="float" office:value="13" calcext:value-type="float">
            <text:p>13</text:p>
          </table:table-cell>
          <table:table-cell table:style-name="ce41" office:value-type="string" calcext:value-type="string">
            <text:p>Application of {Data} {Augmentation} {Techniques} for {Hate} {Speech} {Detection} with {Deep} {Learning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" calcext:value-type="float">
            <text:p>1</text:p>
          </table:table-cell>
          <table:table-cell table:style-name="ce47" office:value-type="date" office:date-value="2021-09-03" calcext:value-type="date">
            <text:p>03/09/21</text:p>
          </table:table-cell>
          <table:table-cell table:style-name="ce38" office:value-type="string" calcext:value-type="string">
            <text:p><text:a xlink:href="https://link.springer.com/chapter/10.1007/978-3-030-86230-5_61" xlink:type="simple">https://link.springer.com/chapter/10.1007/978-3-030-86230-5_61</text:a></text:p>
          </table:table-cell>
          <table:table-cell table:style-name="ce41"/>
        </table:table-row>
        <table:table-row table:style-name="ro3">
          <table:table-cell table:style-name="ce51" office:value-type="float" office:value="14" calcext:value-type="float">
            <text:p>14</text:p>
          </table:table-cell>
          <table:table-cell table:style-name="ce52" office:value-type="string" calcext:value-type="string">
            <text:p>Improving {NLP} {Techniques} by {Integrating} {Linguistic} {Input} to {Detect} {Hate} {Speech} in {CMC} {Corpora}</text:p>
          </table:table-cell>
          <table:table-cell table:style-name="ce52" office:value-type="string" calcext:value-type="string">
            <text:p>Springer Link</text:p>
          </table:table-cell>
          <table:table-cell table:style-name="ce53" office:value-type="float" office:value="0" calcext:value-type="float">
            <text:p>0</text:p>
          </table:table-cell>
          <table:table-cell table:style-name="ce54" office:value-type="date" office:date-value="2023-12-13" calcext:value-type="date">
            <text:p>13/12/23</text:p>
          </table:table-cell>
          <table:table-cell table:style-name="ce51" office:value-type="string" calcext:value-type="string">
            <text:p><text:a xlink:href="https://link.springer.com/chapter/10.1007/978-3-031-38248-2_3" xlink:type="simple">https://link.springer.com/chapter/10.1007/978-3-031-38248-2_3</text:a></text:p>
          </table:table-cell>
          <table:table-cell table:style-name="ce52"/>
        </table:table-row>
        <table:table-row table:style-name="ro3">
          <table:table-cell table:style-name="ce38" office:value-type="float" office:value="15" calcext:value-type="float">
            <text:p>15</text:p>
          </table:table-cell>
          <table:table-cell table:style-name="ce41" office:value-type="string" calcext:value-type="string">
            <text:p>Multilingual {Hate} {Speech} {Detection} {Using} {Semi}-supervised {Generative} {Adversarial} {Network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29" calcext:value-type="date">
            <text:p>29/02/24</text:p>
          </table:table-cell>
          <table:table-cell table:style-name="ce38" office:value-type="string" calcext:value-type="string">
            <text:p><text:a xlink:href="https://link.springer.com/chapter/10.1007/978-3-031-53503-1_16" xlink:type="simple">https://link.springer.com/chapter/10.1007/978-3-031-53503-1_16</text:a></text:p>
          </table:table-cell>
          <table:table-cell table:style-name="ce41"/>
        </table:table-row>
        <table:table-row table:style-name="ro3">
          <table:table-cell table:style-name="ce38" office:value-type="float" office:value="16" calcext:value-type="float">
            <text:p>16</text:p>
          </table:table-cell>
          <table:table-cell table:style-name="ce41" office:value-type="string" calcext:value-type="string">
            <text:p>Hate {Speech} {Detection} on {Twitter}: {A} {Comparative} {Evaluation} of {Different} {Machine} {Learning} {Technique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9-19" calcext:value-type="date">
            <text:p>19/09/24</text:p>
          </table:table-cell>
          <table:table-cell table:style-name="ce38" office:value-type="string" calcext:value-type="string">
            <text:p><text:a xlink:href="https://link.springer.com/chapter/10.1007/978-981-97-2508-3_11" xlink:type="simple">https://link.springer.com/chapter/10.1007/978-981-97-2508-3_11</text:a></text:p>
          </table:table-cell>
          <table:table-cell table:style-name="ce41"/>
        </table:table-row>
        <table:table-row table:style-name="ro3">
          <table:table-cell table:style-name="ce38" office:value-type="float" office:value="17" calcext:value-type="float">
            <text:p>17</text:p>
          </table:table-cell>
          <table:table-cell table:style-name="ce41" office:value-type="string" calcext:value-type="string">
            <text:p>Abusive {Comments} in {Online} {Media} and {How} to {Fight} {Them}: {State} of the {Domain} and a {Call} to {Action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10-19" calcext:value-type="date">
            <text:p>19/10/20</text:p>
          </table:table-cell>
          <table:table-cell table:style-name="ce38" office:value-type="string" calcext:value-type="string">
            <text:p><text:a xlink:href="https://link.springer.com/chapter/10.1007/978-3-030-61841-4_9" xlink:type="simple">https://link.springer.com/chapter/10.1007/978-3-030-61841-4_9</text:a></text:p>
          </table:table-cell>
          <table:table-cell table:style-name="ce4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1" office:value-type="string" calcext:value-type="string">
            <text:p>Multidimensional and {Multilingual} {Emotional} {Analysi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5" calcext:value-type="date">
            <text:p>15/02/24</text:p>
          </table:table-cell>
          <table:table-cell table:style-name="ce38" office:value-type="string" calcext:value-type="string">
            <text:p><text:a xlink:href="https://link.springer.com/chapter/10.1007/978-3-031-45651-0_2" xlink:type="simple">https://link.springer.com/chapter/10.1007/978-3-031-45651-0_2</text:a></text:p>
          </table:table-cell>
          <table:table-cell table:style-name="ce41"/>
        </table:table-row>
        <table:table-row table:style-name="ro3">
          <table:table-cell table:style-name="ce38" office:value-type="float" office:value="19" calcext:value-type="float">
            <text:p>19</text:p>
          </table:table-cell>
          <table:table-cell table:style-name="ce41" office:value-type="string" calcext:value-type="string">
            <text:p>Multilingual {Toxic} {Comment} {Classification} {Using} {Bidirectional} {LSTM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02-16" calcext:value-type="date">
            <text:p>16/02/24</text:p>
          </table:table-cell>
          <table:table-cell table:style-name="ce38" office:value-type="string" calcext:value-type="string">
            <text:p><text:a xlink:href="https://link.springer.com/chapter/10.1007/978-981-99-8661-3_23" xlink:type="simple">https://link.springer.com/chapter/10.1007/978-981-99-8661-3_23</text:a></text:p>
          </table:table-cell>
          <table:table-cell table:style-name="ce4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1" office:value-type="string" calcext:value-type="string">
            <text:p>Toxicity in {Evolving} {Twitter} {Topic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3-06-26" calcext:value-type="date">
            <text:p>26/06/23</text:p>
          </table:table-cell>
          <table:table-cell table:style-name="ce38" office:value-type="string" calcext:value-type="string">
            <text:p><text:a xlink:href="https://link.springer.com/chapter/10.1007/978-3-031-36027-5_4" xlink:type="simple">https://link.springer.com/chapter/10.1007/978-3-031-36027-5_4</text:a></text:p>
          </table:table-cell>
          <table:table-cell table:style-name="ce41"/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41" office:value-type="string" calcext:value-type="string">
            <text:p>Measuring {Controversy} in {Social} {Networks} {Through} {NLP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5" calcext:value-type="float">
            <text:p>5</text:p>
          </table:table-cell>
          <table:table-cell table:style-name="ce47" office:value-type="date" office:date-value="2020-09-17" calcext:value-type="date">
            <text:p>17/09/20</text:p>
          </table:table-cell>
          <table:table-cell table:style-name="ce38" office:value-type="string" calcext:value-type="string">
            <text:p><text:a xlink:href="https://link.springer.com/chapter/10.1007/978-3-030-59212-7_14" xlink:type="simple">https://link.springer.com/chapter/10.1007/978-3-030-59212-7_14</text:a></text:p>
          </table:table-cell>
          <table:table-cell table:style-name="ce41"/>
        </table:table-row>
        <table:table-row table:style-name="ro3">
          <table:table-cell table:style-name="ce38" office:value-type="float" office:value="22" calcext:value-type="float">
            <text:p>22</text:p>
          </table:table-cell>
          <table:table-cell table:style-name="ce41" office:value-type="string" calcext:value-type="string">
            <text:p>{GemBode} and {PhiBode}: {Adapting} {Small} {Language} {Models} to {Brazilian} {Portuguese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0" calcext:value-type="float">
            <text:p>0</text:p>
          </table:table-cell>
          <table:table-cell table:style-name="ce47" office:value-type="date" office:date-value="2024-11-17" calcext:value-type="date">
            <text:p>17/11/24</text:p>
          </table:table-cell>
          <table:table-cell table:style-name="ce38" office:value-type="string" calcext:value-type="string">
            <text:p><text:a xlink:href="https://link.springer.com/chapter/10.1007/978-3-031-76607-7_17" xlink:type="simple">https://link.springer.com/chapter/10.1007/978-3-031-76607-7_17</text:a></text:p>
          </table:table-cell>
          <table:table-cell table:style-name="ce41"/>
        </table:table-row>
        <table:table-row table:style-name="ro3">
          <table:table-cell table:style-name="ce38" office:value-type="float" office:value="23" calcext:value-type="float">
            <text:p>23</text:p>
          </table:table-cell>
          <table:table-cell table:style-name="ce41" office:value-type="string" calcext:value-type="string">
            <text:p>Resources and benchmark corpora for hate speech detection: a systematic review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8" calcext:value-type="float">
            <text:p>158</text:p>
          </table:table-cell>
          <table:table-cell table:style-name="ce47" office:value-type="date" office:date-value="2020-09-30" calcext:value-type="date">
            <text:p>30/09/20</text:p>
          </table:table-cell>
          <table:table-cell table:style-name="ce38" office:value-type="string" calcext:value-type="string">
            <text:p><text:a xlink:href="https://link.springer.com/article/10.1007/s10579-020-09502-8" xlink:type="simple">https://link.springer.com/article/10.1007/s10579-020-09502-8</text:a></text:p>
          </table:table-cell>
          <table:table-cell table:style-name="ce41"/>
        </table:table-row>
        <table:table-row table:style-name="ro3">
          <table:table-cell table:style-name="ce38" office:value-type="float" office:value="24" calcext:value-type="float">
            <text:p>24</text:p>
          </table:table-cell>
          <table:table-cell table:style-name="ce41" office:value-type="string" calcext:value-type="string">
            <text:p>Towards multidomain and multilingual abusive language detection: a survey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15" calcext:value-type="float">
            <text:p>15</text:p>
          </table:table-cell>
          <table:table-cell table:style-name="ce47" office:value-type="date" office:date-value="2021-08-11" calcext:value-type="date">
            <text:p>11/08/21</text:p>
          </table:table-cell>
          <table:table-cell table:style-name="ce38" office:value-type="string" calcext:value-type="string">
            <text:p><text:a xlink:href="https://link.springer.com/article/10.1007/s00779-021-01609-1" xlink:type="simple">https://link.springer.com/article/10.1007/s00779-021-01609-1</text:a></text:p>
          </table:table-cell>
          <table:table-cell table:style-name="ce41"/>
        </table:table-row>
        <table:table-row table:style-name="ro3">
          <table:table-cell table:style-name="ce38" office:value-type="float" office:value="25" calcext:value-type="float">
            <text:p>25</text:p>
          </table:table-cell>
          <table:table-cell table:style-name="ce41" office:value-type="string" calcext:value-type="string">
            <text:p>{NetAC}, {An} {Automatic} {Classifier} of {Online} {Hate} {Speech} {Comments}</text:p>
          </table:table-cell>
          <table:table-cell table:style-name="ce41" office:value-type="string" calcext:value-type="string">
            <text:p>Springer Link</text:p>
          </table:table-cell>
          <table:table-cell table:style-name="ce43" office:value-type="float" office:value="2" calcext:value-type="float">
            <text:p>2</text:p>
          </table:table-cell>
          <table:table-cell table:style-name="ce47" office:value-type="date" office:date-value="2021-09-29" calcext:value-type="date">
            <text:p>29/09/21</text:p>
          </table:table-cell>
          <table:table-cell table:style-name="ce38" office:value-type="string" calcext:value-type="string">
            <text:p><text:a xlink:href="https://link.springer.com/chapter/10.1007/978-3-030-72660-7_47" xlink:type="simple">https://link.springer.com/chapter/10.1007/978-3-030-72660-7_47</text:a></text:p>
          </table:table-cell>
          <table:table-cell table:style-name="ce41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 style:data-style-name="N2" text:time-value="22:43:24.03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12T22:46:11.224000000</dc:date>
    <meta:editing-duration>PT56M56S</meta:editing-duration>
    <meta:editing-cycles>14</meta:editing-cycles>
    <meta:generator>LibreOffice/24.8.3.2$Windows_X86_64 LibreOffice_project/48a6bac9e7e268aeb4c3483fcf825c94556d9f92</meta:generator>
    <meta:document-statistic meta:table-count="4" meta:cell-count="406" meta:object-count="0"/>
  </office:meta>
</office:document-meta>
</file>